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InstanceDataReference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InstanceDataReference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InstanceDataReferenceFieldHandler.setValue( Object objec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InstanceDataReference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